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y.org/17052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C%D0%B0%D0%BB%D1%8C%D1%87%D0%B8%D0%BA-%D1%85%D0%BE%D0%B4%D1%8C%D0%B1%D0%B0-%D0%BF%D1%80%D0%BE%D1%81%D0%B5%D0%BB%D0%BE%D1%87%D0%BD%D0%B0%D1%8F-%D0%B4%D0%BE%D1%80%D0%BE%D0%B3%D0%B0-7465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photo/person-on-seashore-137183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exels License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de/photo/109297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30235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i/photo/23886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785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crying-baby-child-emotion-sad-45504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junge-sitzen-stra%C3%9Fe-natur-74652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junge-kinder-kind-klettern-608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fischerjunge-kontur-startseite-146420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gebet-beter-abbildung-religi%C3%B6s-1269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divers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diverse/other</text:p>
          </table:table-cell>
          <table:table-cell office:value-type="string" calcext:value-type="string">
            <text:p>https://pixabay.com/el/photos/%CF%83%CE%B9%CE%BB%CE%BF%CF%85%CE%AD%CF%84%CE%B1-%CE%AC%CE%BD%CE%B8%CF%81%CF%89%CF%80%CE%BF%CF%82-%CE%B1%CE%B3%CE%AC%CF%80%CE%B7-%CE%B6%CE%B5%CF%85%CE%B3%CE%AC%CF%81%CE%B9-530934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silhouette-sonne-41773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photos/liebe-paar-kontur-sonnenuntergang-413857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aar-mann-frau-zwei-zusammen-690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aar-kuss-liebe-romantik-4816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dalian-paare-silhouette-liebe-kuss-17935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ilhouette-familie-landschaft-natur-19236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.00.0000</text:date>, <text:time style:data-style-name="N2" text:time-value="16:28:41.4316561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2-15T17:11:32.473577441</dc:date>
    <dc:creator>Alarith Uhde</dc:creator>
    <meta:editing-duration>P3DT6H42M15S</meta:editing-duration>
    <meta:editing-cycles>327</meta:editing-cycles>
    <meta:generator>LibreOffice/6.1.5.2$Linux_X86_64 LibreOffice_project/10$Build-2</meta:generator>
    <meta:document-statistic meta:table-count="1" meta:cell-count="1551" meta:object-count="0"/>
  </office:meta>
</office:document-meta>
</file>